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Employee_ID</text:p>
          </table:table-cell>
          <table:table-cell office:value-type="string" calcext:value-type="string">
            <text:p>JobInvolvement</text:p>
          </table:table-cell>
          <table:table-cell office:value-type="string" calcext:value-type="string">
            <text:p>totalExpectedHours</text:p>
          </table:table-cell>
          <table:table-cell office:value-type="string" calcext:value-type="string">
            <text:p>hoursWorked</text:p>
          </table:table-cell>
          <table:table-cell office:value-type="string" calcext:value-type="string">
            <text:p>holidaysTaken</text:p>
          </table:table-cell>
          <table:table-cell office:value-type="string" calcext:value-type="string">
            <text:p>socialWork</text:p>
          </table:table-cell>
          <table:table-cell office:value-type="string" calcext:value-type="string">
            <text:p>softSkills</text:p>
          </table:table-cell>
          <table:table-cell office:value-type="string" calcext:value-type="string">
            <text:p>skillSet</text:p>
          </table:table-cell>
          <table:table-cell office:value-type="string" calcext:value-type="string">
            <text:p>extraHoursWorked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69" calcext:value-type="float">
            <text:p>1569</text:p>
          </table:table-cell>
          <table:table-cell office:value-type="float" office:value="2109" calcext:value-type="float">
            <text:p>210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 [.C2:.C101] - [.D2:.D101]" office:value-type="float" office:value="-540" calcext:value-type="float">
            <text:p>-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 [.C3:.C102] - [.D3:.D102]" office:value-type="float" office:value="-674" calcext:value-type="float">
            <text:p>-6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21" calcext:value-type="float">
            <text:p>921</text:p>
          </table:table-cell>
          <table:table-cell office:value-type="float" office:value="2482" calcext:value-type="float">
            <text:p>24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C4:.C103] - [.D4:.D103]" office:value-type="float" office:value="-1561" calcext:value-type="float">
            <text:p>-15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8" calcext:value-type="float">
            <text:p>1298</text:p>
          </table:table-cell>
          <table:table-cell office:value-type="float" office:value="1567" calcext:value-type="float">
            <text:p>156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5:.C104] - [.D5:.D104]" office:value-type="float" office:value="-269" calcext:value-type="float">
            <text:p>-2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47" calcext:value-type="float">
            <text:p>847</text:p>
          </table:table-cell>
          <table:table-cell office:value-type="float" office:value="1287" calcext:value-type="float">
            <text:p>128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6:.C105] - [.D6:.D105]" office:value-type="float" office:value="-440" calcext:value-type="float">
            <text:p>-4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96" calcext:value-type="float">
            <text:p>1396</text:p>
          </table:table-cell>
          <table:table-cell office:value-type="float" office:value="1709" calcext:value-type="float">
            <text:p>170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7:.C106] - [.D7:.D106]" office:value-type="float" office:value="-313" calcext:value-type="float">
            <text:p>-3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60" calcext:value-type="float">
            <text:p>1660</text:p>
          </table:table-cell>
          <table:table-cell office:value-type="float" office:value="1208" calcext:value-type="float">
            <text:p>120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8:.C107] - [.D8:.D107]"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47" calcext:value-type="float">
            <text:p>847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9:.C108] - [.D9:.D108]" office:value-type="float" office:value="-567" calcext:value-type="float">
            <text:p>-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87" calcext:value-type="float">
            <text:p>1687</text:p>
          </table:table-cell>
          <table:table-cell office:value-type="float" office:value="2026" calcext:value-type="float">
            <text:p>20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C10:.C109] - [.D10:.D109]" office:value-type="float" office:value="-339" calcext:value-type="float">
            <text:p>-3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44" calcext:value-type="float">
            <text:p>2444</text:p>
          </table:table-cell>
          <table:table-cell office:value-type="float" office:value="1395" calcext:value-type="float">
            <text:p>13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11:.C110] - [.D11:.D110]"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86" calcext:value-type="float">
            <text:p>1886</text:p>
          </table:table-cell>
          <table:table-cell office:value-type="float" office:value="2391" calcext:value-type="float">
            <text:p>239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C12:.C111] - [.D12:.D111]" office:value-type="float" office:value="-505" calcext:value-type="float">
            <text:p>-5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74" calcext:value-type="float">
            <text:p>874</text:p>
          </table:table-cell>
          <table:table-cell office:value-type="float" office:value="1455" calcext:value-type="float">
            <text:p>145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13:.C112] - [.D13:.D112]" office:value-type="float" office:value="-581" calcext:value-type="float">
            <text:p>-5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19" calcext:value-type="float">
            <text:p>1119</text:p>
          </table:table-cell>
          <table:table-cell office:value-type="float" office:value="2465" calcext:value-type="float">
            <text:p>246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 [.C14:.C113] - [.D14:.D113]" office:value-type="float" office:value="-1346" calcext:value-type="float">
            <text:p>-1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78" calcext:value-type="float">
            <text:p>1578</text:p>
          </table:table-cell>
          <table:table-cell office:value-type="float" office:value="1705" calcext:value-type="float">
            <text:p>170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[.C15:.C114] - [.D15:.D114]" office:value-type="float" office:value="-127" calcext:value-type="float">
            <text:p>-1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243" calcext:value-type="float">
            <text:p>2243</text:p>
          </table:table-cell>
          <table:table-cell office:value-type="float" office:value="1911" calcext:value-type="float">
            <text:p>191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16:.C115] - [.D16:.D115]"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98" calcext:value-type="float">
            <text:p>2098</text:p>
          </table:table-cell>
          <table:table-cell office:value-type="float" office:value="1492" calcext:value-type="float">
            <text:p>149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17:.C116] - [.D17:.D116]"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54" calcext:value-type="float">
            <text:p>854</text:p>
          </table:table-cell>
          <table:table-cell office:value-type="float" office:value="2469" calcext:value-type="float">
            <text:p>246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C18:.C117] - [.D18:.D117]" office:value-type="float" office:value="-1615" calcext:value-type="float">
            <text:p>-1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47" calcext:value-type="float">
            <text:p>1147</text:p>
          </table:table-cell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C19:.C118] - [.D19:.D118]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  <table:table-cell office:value-type="float" office:value="1618" calcext:value-type="float">
            <text:p>16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C20:.C119] - [.D20:.D119]" office:value-type="float" office:value="-464" calcext:value-type="float">
            <text:p>-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203" calcext:value-type="float">
            <text:p>2203</text:p>
          </table:table-cell>
          <table:table-cell office:value-type="float" office:value="831" calcext:value-type="float">
            <text:p>83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21:.C120] - [.D21:.D120]" office:value-type="float" office:value="1372" calcext:value-type="float">
            <text:p>1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06" calcext:value-type="float">
            <text:p>1306</text:p>
          </table:table-cell>
          <table:table-cell office:value-type="float" office:value="1450" calcext:value-type="float">
            <text:p>145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22:.C121] - [.D22:.D121]" office:value-type="float" office:value="-144" calcext:value-type="float">
            <text:p>-1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01" calcext:value-type="float">
            <text:p>801</text:p>
          </table:table-cell>
          <table:table-cell office:value-type="float" office:value="1894" calcext:value-type="float">
            <text:p>189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[.C23:.C122] - [.D23:.D122]" office:value-type="float" office:value="-1093" calcext:value-type="float">
            <text:p>-10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36" calcext:value-type="float">
            <text:p>2436</text:p>
          </table:table-cell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24:.C123] - [.D24:.D123]" office:value-type="float" office:value="1604" calcext:value-type="float">
            <text:p>1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36" calcext:value-type="float">
            <text:p>1236</text:p>
          </table:table-cell>
          <table:table-cell office:value-type="float" office:value="1557" calcext:value-type="float">
            <text:p>155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25:.C124] - [.D25:.D124]" office:value-type="float" office:value="-321" calcext:value-type="float">
            <text:p>-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334" calcext:value-type="float">
            <text:p>2334</text:p>
          </table:table-cell>
          <table:table-cell office:value-type="float" office:value="1741" calcext:value-type="float">
            <text:p>17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C26:.C125] - [.D26:.D125]"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243" calcext:value-type="float">
            <text:p>2243</text:p>
          </table:table-cell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C27:.C126] - [.D27:.D126]"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324" calcext:value-type="float">
            <text:p>2324</text:p>
          </table:table-cell>
          <table:table-cell office:value-type="float" office:value="1876" calcext:value-type="float">
            <text:p>18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28:.C127] - [.D28:.D127]"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98" calcext:value-type="float">
            <text:p>1298</text:p>
          </table:table-cell>
          <table:table-cell office:value-type="float" office:value="1261" calcext:value-type="float">
            <text:p>12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29:.C128] - [.D29:.D128]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08" calcext:value-type="float">
            <text:p>1208</text:p>
          </table:table-cell>
          <table:table-cell office:value-type="float" office:value="1745" calcext:value-type="float">
            <text:p>174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[.C30:.C129] - [.D30:.D129]" office:value-type="float" office:value="-537" calcext:value-type="float">
            <text:p>-5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769" calcext:value-type="float">
            <text:p>1769</text:p>
          </table:table-cell>
          <table:table-cell office:value-type="float" office:value="1968" calcext:value-type="float">
            <text:p>196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31:.C130] - [.D31:.D130]" office:value-type="float" office:value="-199" calcext:value-type="float">
            <text:p>-1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032" calcext:value-type="float">
            <text:p>2032</text:p>
          </table:table-cell>
          <table:table-cell office:value-type="float" office:value="1693" calcext:value-type="float">
            <text:p>169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 [.C32:.C131] - [.D32:.D131]"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33:.C132] - [.D33:.D132]"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194" calcext:value-type="float">
            <text:p>2194</text:p>
          </table:table-cell>
          <table:table-cell office:value-type="float" office:value="2273" calcext:value-type="float">
            <text:p>22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34:.C133] - [.D34:.D133]" office:value-type="float" office:value="-79" calcext:value-type="float">
            <text:p>-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49" calcext:value-type="float">
            <text:p>1349</text:p>
          </table:table-cell>
          <table:table-cell office:value-type="float" office:value="1617" calcext:value-type="float">
            <text:p>161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35:.C134] - [.D35:.D134]" office:value-type="float" office:value="-268" calcext:value-type="float">
            <text:p>-2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  <table:table-cell office:value-type="float" office:value="1731" calcext:value-type="float">
            <text:p>173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36:.C135] - [.D36:.D135]" office:value-type="float" office:value="-619" calcext:value-type="float">
            <text:p>-6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19" calcext:value-type="float">
            <text:p>1419</text:p>
          </table:table-cell>
          <table:table-cell office:value-type="float" office:value="2233" calcext:value-type="float">
            <text:p>22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37:.C136] - [.D37:.D136]" office:value-type="float" office:value="-814" calcext:value-type="float">
            <text:p>-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22" calcext:value-type="float">
            <text:p>1322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38:.C137] - [.D38:.D137]" office:value-type="float" office:value="-333" calcext:value-type="float">
            <text:p>-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94" calcext:value-type="float">
            <text:p>994</text:p>
          </table:table-cell>
          <table:table-cell office:value-type="float" office:value="1504" calcext:value-type="float">
            <text:p>15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[.C39:.C138] - [.D39:.D138]" office:value-type="float" office:value="-510" calcext:value-type="float">
            <text:p>-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814" calcext:value-type="float">
            <text:p>1814</text:p>
          </table:table-cell>
          <table:table-cell office:value-type="float" office:value="2090" calcext:value-type="float">
            <text:p>209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 [.C40:.C139] - [.D40:.D139]" office:value-type="float" office:value="-276" calcext:value-type="float">
            <text:p>-2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75" calcext:value-type="float">
            <text:p>875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41:.C140] - [.D41:.D140]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656" calcext:value-type="float">
            <text:p>1656</text:p>
          </table:table-cell>
          <table:table-cell office:value-type="float" office:value="2438" calcext:value-type="float">
            <text:p>243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42:.C141] - [.D42:.D141]" office:value-type="float" office:value="-782" calcext:value-type="float">
            <text:p>-7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472" calcext:value-type="float">
            <text:p>2472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C43:.C142] - [.D43:.D142]"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061" calcext:value-type="float">
            <text:p>1061</text:p>
          </table:table-cell>
          <table:table-cell office:value-type="float" office:value="2146" calcext:value-type="float">
            <text:p>214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44:.C143] - [.D44:.D143]" office:value-type="float" office:value="-1085" calcext:value-type="float">
            <text:p>-10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4" calcext:value-type="float">
            <text:p>2174</text:p>
          </table:table-cell>
          <table:table-cell office:value-type="float" office:value="1731" calcext:value-type="float">
            <text:p>173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45:.C144] - [.D45:.D144]"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1490" calcext:value-type="float">
            <text:p>149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46:.C145] - [.D46:.D145]" office:value-type="float" office:value="-365" calcext:value-type="float">
            <text:p>-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932" calcext:value-type="float">
            <text:p>1932</text:p>
          </table:table-cell>
          <table:table-cell office:value-type="float" office:value="841" calcext:value-type="float">
            <text:p>8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47:.C146] - [.D47:.D146]"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297" calcext:value-type="float">
            <text:p>2297</text:p>
          </table:table-cell>
          <table:table-cell office:value-type="float" office:value="1928" calcext:value-type="float">
            <text:p>192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[.C48:.C147] - [.D48:.D147]"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82" calcext:value-type="float">
            <text:p>1282</text:p>
          </table:table-cell>
          <table:table-cell office:value-type="float" office:value="2492" calcext:value-type="float">
            <text:p>249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49:.C148] - [.D49:.D148]" office:value-type="float" office:value="-1210" calcext:value-type="float">
            <text:p>-12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859" calcext:value-type="float">
            <text:p>1859</text:p>
          </table:table-cell>
          <table:table-cell office:value-type="float" office:value="2321" calcext:value-type="float">
            <text:p>232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50:.C149] - [.D50:.D149]" office:value-type="float" office:value="-462" calcext:value-type="float">
            <text:p>-4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94" calcext:value-type="float">
            <text:p>2394</text:p>
          </table:table-cell>
          <table:table-cell office:value-type="float" office:value="1859" calcext:value-type="float">
            <text:p>185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51:.C150] - [.D51:.D150]"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office:value-type="float" office:value="968" calcext:value-type="float">
            <text:p>96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 [.C52:.C151] - [.D52:.D151]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53:.C152] - [.D53:.D152]" office:value-type="float" office:value="-303" calcext:value-type="float">
            <text:p>-3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999" calcext:value-type="float">
            <text:p>1999</text:p>
          </table:table-cell>
          <table:table-cell office:value-type="float" office:value="944" calcext:value-type="float">
            <text:p>9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C54:.C153] - [.D54:.D153]"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24" calcext:value-type="float">
            <text:p>2024</text:p>
          </table:table-cell>
          <table:table-cell office:value-type="float" office:value="1645" calcext:value-type="float">
            <text:p>16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C55:.C154] - [.D55:.D154]"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953" calcext:value-type="float">
            <text:p>1953</text:p>
          </table:table-cell>
          <table:table-cell office:value-type="float" office:value="1773" calcext:value-type="float">
            <text:p>177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 [.C56:.C155] - [.D56:.D155]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57" calcext:value-type="float">
            <text:p>957</text:p>
          </table:table-cell>
          <table:table-cell office:value-type="float" office:value="1412" calcext:value-type="float">
            <text:p>14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57:.C156] - [.D57:.D156]" office:value-type="float" office:value="-455" calcext:value-type="float">
            <text:p>-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798" calcext:value-type="float">
            <text:p>798</text:p>
          </table:table-cell>
          <table:table-cell office:value-type="float" office:value="2311" calcext:value-type="float">
            <text:p>23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58:.C157] - [.D58:.D157]" office:value-type="float" office:value="-1513" calcext:value-type="float">
            <text:p>-15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 office:value-type="float" office:value="2438" calcext:value-type="float">
            <text:p>24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C59:.C158] - [.D59:.D158]" office:value-type="float" office:value="-1411" calcext:value-type="float">
            <text:p>-1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363" calcext:value-type="float">
            <text:p>2363</text:p>
          </table:table-cell>
          <table:table-cell office:value-type="float" office:value="1248" calcext:value-type="float">
            <text:p>124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60:.C159] - [.D60:.D159]"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46" calcext:value-type="float">
            <text:p>1946</text:p>
          </table:table-cell>
          <table:table-cell office:value-type="float" office:value="1542" calcext:value-type="float">
            <text:p>15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 [.C61:.C160] - [.D61:.D160]"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773" calcext:value-type="float">
            <text:p>1773</text:p>
          </table:table-cell>
          <table:table-cell office:value-type="float" office:value="2443" calcext:value-type="float">
            <text:p>244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 [.C62:.C161] - [.D62:.D161]" office:value-type="float" office:value="-670" calcext:value-type="float">
            <text:p>-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082" calcext:value-type="float">
            <text:p>2082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C63:.C162] - [.D63:.D162]" office:value-type="float" office:value="1278" calcext:value-type="float">
            <text:p>12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171" calcext:value-type="float">
            <text:p>1171</text:p>
          </table:table-cell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64:.C163] - [.D64:.D163]" office:value-type="float" office:value="-691" calcext:value-type="float">
            <text:p>-6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  <table:table-cell office:value-type="float" office:value="1288" calcext:value-type="float">
            <text:p>128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65:.C164] - [.D65:.D164]" office:value-type="float" office:value="-270" calcext:value-type="float">
            <text:p>-2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781" calcext:value-type="float">
            <text:p>781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66:.C165] - [.D66:.D165]" office:value-type="float" office:value="-1165" calcext:value-type="float">
            <text:p>-1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51" calcext:value-type="float">
            <text:p>1251</text:p>
          </table:table-cell>
          <table:table-cell office:value-type="float" office:value="1212" calcext:value-type="float">
            <text:p>12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67:.C166] - [.D67:.D166]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839" calcext:value-type="float">
            <text:p>1839</text:p>
          </table:table-cell>
          <table:table-cell office:value-type="float" office:value="911" calcext:value-type="float">
            <text:p>9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C68:.C167] - [.D68:.D167]" office:value-type="float" office:value="928" calcext:value-type="float">
            <text:p>9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438" calcext:value-type="float">
            <text:p>2438</text:p>
          </table:table-cell>
          <table:table-cell office:value-type="float" office:value="1839" calcext:value-type="float">
            <text:p>183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69:.C168] - [.D69:.D168]" office:value-type="float" office:value="599" calcext:value-type="float">
            <text:p>5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922" calcext:value-type="float">
            <text:p>922</text:p>
          </table:table-cell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70:.C169] - [.D70:.D169]" office:value-type="float" office:value="-1082" calcext:value-type="float">
            <text:p>-1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141" calcext:value-type="float">
            <text:p>2141</text:p>
          </table:table-cell>
          <table:table-cell office:value-type="float" office:value="1193" calcext:value-type="float">
            <text:p>119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C71:.C170] - [.D71:.D170]"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845" calcext:value-type="float">
            <text:p>1845</text:p>
          </table:table-cell>
          <table:table-cell office:value-type="float" office:value="2155" calcext:value-type="float">
            <text:p>215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72:.C171] - [.D72:.D171]" office:value-type="float" office:value="-310" calcext:value-type="float">
            <text:p>-3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783" calcext:value-type="float">
            <text:p>1783</text:p>
          </table:table-cell>
          <table:table-cell office:value-type="float" office:value="2367" calcext:value-type="float">
            <text:p>23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73:.C172] - [.D73:.D172]" office:value-type="float" office:value="-584" calcext:value-type="float">
            <text:p>-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02" calcext:value-type="float">
            <text:p>802</text:p>
          </table:table-cell>
          <table:table-cell office:value-type="float" office:value="1596" calcext:value-type="float">
            <text:p>15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 [.C74:.C173] - [.D74:.D173]" office:value-type="float" office:value="-794" calcext:value-type="float">
            <text:p>-7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495" calcext:value-type="float">
            <text:p>2495</text:p>
          </table:table-cell>
          <table:table-cell office:value-type="float" office:value="1066" calcext:value-type="float">
            <text:p>106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75:.C174] - [.D75:.D174]" office:value-type="float" office:value="1429" calcext:value-type="float">
            <text:p>14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431" calcext:value-type="float">
            <text:p>2431</text:p>
          </table:table-cell>
          <table:table-cell office:value-type="float" office:value="919" calcext:value-type="float">
            <text:p>9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76:.C175] - [.D76:.D175]"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219" calcext:value-type="float">
            <text:p>1219</text:p>
          </table:table-cell>
          <table:table-cell office:value-type="float" office:value="1075" calcext:value-type="float">
            <text:p>10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77:.C176] - [.D77:.D176]"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529" calcext:value-type="float">
            <text:p>152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C78:.C177] - [.D78:.D177]" office:value-type="float" office:value="-629" calcext:value-type="float">
            <text:p>-6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189" calcext:value-type="float">
            <text:p>1189</text:p>
          </table:table-cell>
          <table:table-cell office:value-type="float" office:value="1395" calcext:value-type="float">
            <text:p>13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79:.C178] - [.D79:.D178]" office:value-type="float" office:value="-206" calcext:value-type="float">
            <text:p>-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2181" calcext:value-type="float">
            <text:p>2181</text:p>
          </table:table-cell>
          <table:table-cell office:value-type="float" office:value="1652" calcext:value-type="float">
            <text:p>16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 [.C80:.C179] - [.D80:.D179]"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962" calcext:value-type="float">
            <text:p>962</text:p>
          </table:table-cell>
          <table:table-cell office:value-type="float" office:value="1906" calcext:value-type="float">
            <text:p>190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C81:.C180] - [.D81:.D180]" office:value-type="float" office:value="-944" calcext:value-type="float">
            <text:p>-9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427" calcext:value-type="float">
            <text:p>1427</text:p>
          </table:table-cell>
          <table:table-cell office:value-type="float" office:value="968" calcext:value-type="float">
            <text:p>96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 [.C82:.C181] - [.D82:.D181]"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953" calcext:value-type="float">
            <text:p>1953</text:p>
          </table:table-cell>
          <table:table-cell office:value-type="float" office:value="1048" calcext:value-type="float">
            <text:p>10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 [.C83:.C182] - [.D83:.D182]" office:value-type="float" office:value="905" calcext:value-type="float">
            <text:p>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412" calcext:value-type="float">
            <text:p>2412</text:p>
          </table:table-cell>
          <table:table-cell office:value-type="float" office:value="1036" calcext:value-type="float">
            <text:p>103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C84:.C183] - [.D84:.D183]" office:value-type="float" office:value="1376" calcext:value-type="float">
            <text:p>13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519" calcext:value-type="float">
            <text:p>1519</text:p>
          </table:table-cell>
          <table:table-cell office:value-type="float" office:value="1625" calcext:value-type="float">
            <text:p>16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85:.C184] - [.D85:.D184]" office:value-type="float" office:value="-106" calcext:value-type="float">
            <text:p>-1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206" calcext:value-type="float">
            <text:p>1206</text:p>
          </table:table-cell>
          <table:table-cell office:value-type="float" office:value="1785" calcext:value-type="float">
            <text:p>17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86:.C185] - [.D86:.D185]" office:value-type="float" office:value="-579" calcext:value-type="float">
            <text:p>-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486" calcext:value-type="float">
            <text:p>2486</text:p>
          </table:table-cell>
          <table:table-cell office:value-type="float" office:value="1737" calcext:value-type="float">
            <text:p>173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87:.C186] - [.D87:.D186]"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2462" calcext:value-type="float">
            <text:p>2462</text:p>
          </table:table-cell>
          <table:table-cell office:value-type="float" office:value="1367" calcext:value-type="float">
            <text:p>13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[.C88:.C187] - [.D88:.D187]" office:value-type="float" office:value="1095" calcext:value-type="float">
            <text:p>10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377" calcext:value-type="float">
            <text:p>2377</text:p>
          </table:table-cell>
          <table:table-cell office:value-type="float" office:value="1731" calcext:value-type="float">
            <text:p>173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 [.C89:.C188] - [.D89:.D188]" office:value-type="float" office:value="646" calcext:value-type="float">
            <text:p>6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451" calcext:value-type="float">
            <text:p>1451</text:p>
          </table:table-cell>
          <table:table-cell office:value-type="float" office:value="1714" calcext:value-type="float">
            <text:p>17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 [.C90:.C189] - [.D90:.D189]" office:value-type="float" office:value="-263" calcext:value-type="float">
            <text:p>-2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float" office:value="1982" calcext:value-type="float">
            <text:p>198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 [.C91:.C190] - [.D91:.D190]" office:value-type="float" office:value="-854" calcext:value-type="float">
            <text:p>-8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253" calcext:value-type="float">
            <text:p>2253</text:p>
          </table:table-cell>
          <table:table-cell office:value-type="float" office:value="1816" calcext:value-type="float">
            <text:p>181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92:.C191] - [.D92:.D191]"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026" calcext:value-type="float">
            <text:p>1026</text:p>
          </table:table-cell>
          <table:table-cell office:value-type="float" office:value="2138" calcext:value-type="float">
            <text:p>213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 [.C93:.C192] - [.D93:.D192]" office:value-type="float" office:value="-1112" calcext:value-type="float">
            <text:p>-11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27" calcext:value-type="float">
            <text:p>827</text:p>
          </table:table-cell>
          <table:table-cell office:value-type="float" office:value="2028" calcext:value-type="float">
            <text:p>20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94:.C193] - [.D94:.D193]" office:value-type="float" office:value="-1201" calcext:value-type="float">
            <text:p>-1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547" calcext:value-type="float">
            <text:p>1547</text:p>
          </table:table-cell>
          <table:table-cell office:value-type="float" office:value="2332" calcext:value-type="float">
            <text:p>23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 [.C95:.C194] - [.D95:.D194]" office:value-type="float" office:value="-785" calcext:value-type="float">
            <text:p>-7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987" calcext:value-type="float">
            <text:p>987</text:p>
          </table:table-cell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96:.C195] - [.D96:.D195]" office:value-type="float" office:value="-1394" calcext:value-type="float">
            <text:p>-13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67" calcext:value-type="float">
            <text:p>867</text:p>
          </table:table-cell>
          <table:table-cell office:value-type="float" office:value="1724" calcext:value-type="float">
            <text:p>172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 [.C97:.C196] - [.D97:.D196]" office:value-type="float" office:value="-857" calcext:value-type="float">
            <text:p>-8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2055" calcext:value-type="float">
            <text:p>2055</text:p>
          </table:table-cell>
          <table:table-cell office:value-type="float" office:value="1896" calcext:value-type="float">
            <text:p>189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[.C98:.C197] - [.D98:.D197]"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472" calcext:value-type="float">
            <text:p>1472</text:p>
          </table:table-cell>
          <table:table-cell office:value-type="float" office:value="876" calcext:value-type="float">
            <text:p>87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 [.C99:.C198] - [.D99:.D198]"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891" calcext:value-type="float">
            <text:p>1891</text:p>
          </table:table-cell>
          <table:table-cell office:value-type="float" office:value="2405" calcext:value-type="float">
            <text:p>240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 [.C100:.C199] - [.D100:.D199]" office:value-type="float" office:value="-514" calcext:value-type="float">
            <text:p>-5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12" calcext:value-type="float">
            <text:p>812</text:p>
          </table:table-cell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 [.C101:.C200] - [.D101:.D200]" office:value-type="float" office:value="-828" calcext:value-type="float">
            <text:p>-82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9T09:53:54.508607473</meta:creation-date>
    <dc:date>2023-05-09T10:30:46.876616030</dc:date>
    <meta:editing-duration>PT15M27S</meta:editing-duration>
    <meta:editing-cycles>4</meta:editing-cycles>
    <meta:generator>LibreOffice/6.4.7.2$Linux_X86_64 LibreOffice_project/40$Build-2</meta:generator>
    <meta:document-statistic meta:table-count="1" meta:cell-count="1010" meta:object-count="0"/>
  </office:meta>
</office:document-meta>
</file>